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49511091692352792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2424595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2400581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2398111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84013296071279349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56012763831977820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172450961785548663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640372132561836070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687989440880828538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47739842183414203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65670753779520420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 run.</text:p>
      <text:p text:style-name="P17">Splits and pulses for each 100 calories: 9:30 (132), 8:56 (137), 8:31 (147)</text:p>
      <text:p text:style-name="P17"/>
      <text:p text:style-name="P17">Wed March 20, 2019 <text:s/><text:span text:style-name="T2">2.5 miles</text:span> <text:s/></text:p>
      <text:p text:style-name="P18">On a Wise Center recumbent bike, <text:s/><text:span text:style-name="T3">weight setting: 128 lbs, <text:s/>level: 12</text:span></text:p>
      <text:p text:style-name="P17">200 calorie ride in 18:02, I take this ride equivalent to a 2 mile run.</text:p>
      <text:p text:style-name="P17">Splits for each 100 calories: 9:30, 8:32, Pulse at the end 144</text:p>
      <text:p text:style-name="P18">Warm down: <text:span text:style-name="T3"><text:s/>½ mile fast uphill walk home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0T22:20:31.20</dc:date>
    <dc:creator>James  Lombardi</dc:creator>
    <meta:editing-duration>P8DT5H19M47S</meta:editing-duration>
    <meta:editing-cycles>726</meta:editing-cycles>
    <meta:generator>OpenOffice/4.1.2$Win32 OpenOffice.org_project/412m3$Build-9782</meta:generator>
    <meta:document-statistic meta:table-count="0" meta:image-count="0" meta:object-count="0" meta:page-count="25" meta:paragraph-count="660" meta:word-count="8537" meta:character-count="42614"/>
  </office:meta>
</office:document-meta>
</file>